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/>
    </style:style>
    <style:style style:name="Table1.A" style:family="table-column">
      <style:table-column-properties style:column-width="2.4618in" style:rel-column-width="32767*"/>
    </style:style>
    <style:style style:name="Table1.B" style:family="table-column">
      <style:table-column-properties style:column-width="2.4625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1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antarell1"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Cantarell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1" fo:font-size="13pt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1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2"><text:span text:style-name="T10"><text:placeholder text:placeholder-type="text">&lt;context['company.rec_name']&gt;</text:placeholder></text:span><text:line-break/>Health Centre Facesheet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2" office:value-type="string">
            <text:p text:style-name="P6"><text:span text:style-name="T13"><text:placeholder text:placeholder-type="text">&lt;patient.name.lastname&gt;</text:placeholder></text:span><text:span text:style-name="T13">, </text:span><text:span text:style-name="T12"><text:placeholder text:placeholder-type="text">&lt;patient.name.firstname&gt;</text:placeholder></text:span></text:p>
          </table:table-cell>
          <table:covered-table-cell/>
          <table:table-cell table:style-name="Tabla1.C1" office:value-type="string">
            <text:p text:style-name="P5">Health Record Number: <text:span text:style-name="T11"><text:placeholder text:placeholder-type="text">&lt;patient.medical_record_num&gt;</text:placeholder></text:span></text:p>
            <text:p text:style-name="P5">UPI: <text:span text:style-name="T11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3"><text:span text:style-name="T14">Surname</text:span><text:span text:style-name="T6">: </text:span><text:span text:style-name="T6"><text:placeholder text:placeholder-type="text">&lt;patient.name.lastname&gt;</text:placeholder></text:span></text:p>
            <text:p text:style-name="P3"><text:span text:style-name="T15">First Name</text:span><text:span text:style-name="T7">: </text:span><text:span text:style-name="T6"><text:placeholder text:placeholder-type="text">&lt;patient.name.firstname&gt;</text:placeholder></text:span></text:p>
            <text:p text:style-name="P4"><text:span text:style-name="T14">Middle Name</text:span>: <text:span text:style-name="T6"><text:placeholder text:placeholder-type="text">&lt;patient.name.middlename&gt;</text:placeholder></text:span></text:p>
          </table:table-cell>
          <table:table-cell table:style-name="Tabla1.A2" office:value-type="string">
            <text:p text:style-name="P8"><text:span text:style-name="T4">Maiden Name</text:span><text:span text:style-name="T1">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4"><text:span text:style-name="T14">Pet Name</text:span>:<text:span text:style-name="T6"> </text:span><text:span text:style-name="T6"><text:placeholder text:placeholder-type="text">&lt;patient.name.alias&gt;</text:placeholder></text:span><text:span text:style-name="T6"><text:line-break/></text:span><text:span text:style-name="T14">Phone</text:span>: </text:p>
          </table:table-cell>
          <table:table-cell table:style-name="Tabla1.C2" office:value-type="string">
            <text:p text:style-name="P8"><text:span text:style-name="T4">Sex</text:span><text:span text:style-name="T1">: </text:span><text:span text:style-name="T6"><text:placeholder text:placeholder-type="text">&lt;patient.sex_display&gt;</text:placeholder></text:span><text:span text:style-name="T1"><text:line-break/></text:span><text:span text:style-name="T4">Date of Birth</text:span><text:span text:style-name="T1">: </text:span><text:span text:style-name="T2"><text:placeholder text:placeholder-type="text">&lt;patient.name.dob&gt;</text:placeholder></text:span></text:p>
          </table:table-cell>
        </table:table-row>
        <table:table-row>
          <table:table-cell table:style-name="Tabla1.A2" office:value-type="string">
            <text:p text:style-name="P4"><text:span text:style-name="T14">Home Address</text:span>:</text:p>
            <text:p text:style-name="P4"><text:placeholder text:placeholder-type="text">&lt;if test="patient.name.du"&gt;</text:placeholder></text:p>
            <text:p text:style-name="P4"><text:placeholder text:placeholder-type="text">&lt;patient.name.du.full_address&gt;</text:placeholder></text:p>
            <text:p text:style-name="P4"><text:placeholder text:placeholder-type="text">&lt;if test="patient.name.du.desc"&gt;</text:placeholder><text:span text:style-name="T8">Additional Description:<text:line-break/></text:span><text:span text:style-name="T8"><text:placeholder text:placeholder-type="text">&lt;patient.name.du.desc&gt;</text:placeholder></text:span><text:placeholder text:placeholder-type="text">&lt;/if&gt;</text:placeholder><text:placeholder text:placeholder-type="text">&lt;/if&gt;</text:placeholder><text:line-break/></text:p>
          </table:table-cell>
          <table:table-cell table:style-name="Tabla1.C2" table:number-columns-spanned="2" office:value-type="string">
            <text:p text:style-name="P7">Contacts/Next of Kin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<text:span text:style-name="T14">Name</text:span>:<text:span text:style-name="T6"> </text:span><text:span text:style-name="T6"><text:placeholder text:placeholder-type="text">&lt;if test="contact.name"&gt;</text:placeholder></text:span><text:span text:style-name="T6"><text:placeholder text:placeholder-type="text">&lt;contact.name&gt;</text:placeholder></text:span><text:span text:style-name="T6"><text:placeholder text:placeholder-type="text">&lt;/if&gt;</text:placeholder></text:span><text:line-break/><text:span text:style-name="T9"><text:placeholder text:placeholder-type="text">&lt;if test="contact.relationship"&gt;</text:placeholder></text:span><text:span text:style-name="T14">Relationship</text:span>: <text:span text:style-name="T6"><text:placeholder text:placeholder-type="text">&lt;contact.relationship&gt;</text:placeholder></text:span><text:span text:style-name="T7"><text:placeholder text:placeholder-type="text">&lt;/if&gt;</text:placeholder></text:span></text:p>
                  <text:p text:style-name="Table_20_Contents"/>
                </table:table-cell>
                <table:table-cell table:style-name="Table1.A2" office:value-type="string">
                  <text:p text:style-name="P9"><text:placeholder text:placeholder-type="text">&lt;contact.full_address&gt;</text:placeholder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8"><text:span text:style-name="T5">Mother's Maiden Name</text:span><text:span text:style-name="T3">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8"><text:span text:style-name="T5">Name of Father</text:span><text:span text:style-name="T3">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8"><text:span text:style-name="T4">Registration Date</text:span><text:span text:style-name="T1">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ntarell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Cantarell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3.5$Linux_X86_64 LibreOffice_project/350m1$Build-2</meta:generator>
    <dc:title>Primary Care Facesheet</dc:title>
    <meta:document-statistic meta:table-count="2" meta:image-count="0" meta:object-count="0" meta:page-count="2" meta:paragraph-count="24" meta:word-count="76" meta:character-count="1084" meta:non-whitespace-character-count="1030"/>
  </office:meta>
</office:document-meta>
</file>